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2121d5" officeooo:paragraph-rsid="002121d5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21ddda"/>
    </style:style>
    <style:style style:name="T2" style:family="text">
      <style:text-properties officeooo:rsid="0022c2e0"/>
    </style:style>
    <style:style style:name="T3" style:family="text">
      <style:text-properties officeooo:rsid="00244cf6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r-Exits</text:h>
      <text:p text:style-name="P2">User exits são personalização feitas em programas ABAP, para customização de uma funcionalide que o próprio ABAP não cobre. <text:span text:style-name="T1">São usados em </text:span><text:span text:style-name="T1"><office:annotation office:name="__Annotation__3_4128247232" loext:resolved="false"><dc:creator>Autor desconhecido</dc:creator><dc:date>2023-04-25T14:24:53.239000000</dc:date><text:p text:style-name="P3"><text:span text:style-name="T4">O que raio é um Extrator SAP?</text:span></text:p></office:annotation></text:span><text:span text:style-name="T1">Extratores</text:span><office:annotation-end office:name="__Annotation__3_4128247232"/><text:span text:style-name="T1"> </text:span><text:span text:style-name="T3">Standart da </text:span><text:span text:style-name="T2">SAP.</text:span></text:p>
      <text:p text:style-name="P2">Uma User Exit tem a mesma finalidade que as Customer Exits, mas elas estão disponíveis apenas para o módulo SD. A saída é implementada como uma chamada para um módulo de função. User Exits são modificações nos programas padrão SAP.</text:p>
      <text:p text:style-name="P2"/>
      <text:h text:style-name="P1" text:outline-level="1">Customer Exit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5T14:17:21.636000000</meta:creation-date>
    <dc:date>2023-04-25T14:29:28.368000000</dc:date>
    <meta:editing-duration>PT12M1S</meta:editing-duration>
    <meta:editing-cycles>9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4" meta:word-count="69" meta:character-count="420" meta:non-whitespace-character-count="355"/>
  </office:meta>
</office:document-meta>
</file>